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breakdown of wage-earning taxpayers by group and the percentage of total federal income tax they contribute varies based on factors such as income level, tax brackets, and overall distribution of wealth. The U.S. tax system is progressive, meaning that higher earners pay a larger percentage of their income in taxes. However, the contribution of each group (by income level) to the overall tax system is not evenly distributed. Here's a rough overview:</text:p>
      <text:h text:style-name="Heading_20_3" text:outline-level="3">1. <text:span text:style-name="Strong_20_Emphasis">Top 1% of Earners</text:span></text:h>
      <text:list text:style-name="L1">
        <text:list-item>
          <text:p text:style-name="P1"><text:span text:style-name="Strong_20_Emphasis">Income Threshold:</text:span> Roughly those earning over <text:span text:style-name="Strong_20_Emphasis">$540,000</text:span> annually (as of recent years).</text:p>
        </text:list-item>
        <text:list-item>
          <text:p text:style-name="P1"><text:span text:style-name="Strong_20_Emphasis">Percentage of Total Income Tax Paid:</text:span> This group pays a <text:span text:style-name="Strong_20_Emphasis">large portion</text:span> of the total federal income tax, often reported to contribute about <text:span text:style-name="Strong_20_Emphasis">40%</text:span> to <text:span text:style-name="Strong_20_Emphasis">45%</text:span> of all federal income taxes collected.</text:p>
        </text:list-item>
        <text:list-item>
          <text:p text:style-name="P1"><text:span text:style-name="Strong_20_Emphasis">Effective Tax Rate:</text:span> This group typically faces an average effective tax rate around <text:span text:style-name="Strong_20_Emphasis">30% to 35%</text:span> (combined federal income taxes and other taxes).</text:p>
        </text:list-item>
      </text:list>
      <text:h text:style-name="Heading_20_3" text:outline-level="3">2. <text:span text:style-name="Strong_20_Emphasis">Top 5% of Earners</text:span></text:h>
      <text:list text:style-name="L2">
        <text:list-item>
          <text:p text:style-name="P2"><text:span text:style-name="Strong_20_Emphasis">Income Threshold:</text:span> Around <text:span text:style-name="Strong_20_Emphasis">$250,000</text:span> to <text:span text:style-name="Strong_20_Emphasis">$540,000</text:span>.</text:p>
        </text:list-item>
        <text:list-item>
          <text:p text:style-name="P2"><text:span text:style-name="Strong_20_Emphasis">Percentage of Total Income Tax Paid:</text:span> The top 5% typically contributes about <text:span text:style-name="Strong_20_Emphasis">55%</text:span> of federal income taxes.</text:p>
        </text:list-item>
        <text:list-item>
          <text:p text:style-name="P2"><text:span text:style-name="Strong_20_Emphasis">Effective Tax Rate:</text:span> This group generally has an average effective tax rate around <text:span text:style-name="Strong_20_Emphasis">25%</text:span> to <text:span text:style-name="Strong_20_Emphasis">30%</text:span>.</text:p>
        </text:list-item>
      </text:list>
      <text:h text:style-name="Heading_20_3" text:outline-level="3">3. <text:span text:style-name="Strong_20_Emphasis">Top 10% of Earners</text:span></text:h>
      <text:list text:style-name="L3">
        <text:list-item>
          <text:p text:style-name="P3"><text:span text:style-name="Strong_20_Emphasis">Income Threshold:</text:span> About <text:span text:style-name="Strong_20_Emphasis">$160,000</text:span> and up.</text:p>
        </text:list-item>
        <text:list-item>
          <text:p text:style-name="P3"><text:span text:style-name="Strong_20_Emphasis">Percentage of Total Income Tax Paid:</text:span> The top 10% contributes roughly <text:span text:style-name="Strong_20_Emphasis">70%</text:span> to <text:span text:style-name="Strong_20_Emphasis">75%</text:span> of the total federal income taxes.</text:p>
        </text:list-item>
        <text:list-item>
          <text:p text:style-name="P3"><text:span text:style-name="Strong_20_Emphasis">Effective Tax Rate:</text:span> The effective tax rate for this group ranges from <text:span text:style-name="Strong_20_Emphasis">20%</text:span> to <text:span text:style-name="Strong_20_Emphasis">25%</text:span>, depending on specific income and deductions.</text:p>
        </text:list-item>
      </text:list>
      <text:h text:style-name="Heading_20_3" text:outline-level="3">4. <text:span text:style-name="Strong_20_Emphasis">Middle 40% of Earners</text:span></text:h>
      <text:list text:style-name="L4">
        <text:list-item>
          <text:p text:style-name="P4"><text:span text:style-name="Strong_20_Emphasis">Income Range:</text:span> Generally, people earning between <text:span text:style-name="Strong_20_Emphasis">$45,000</text:span> and <text:span text:style-name="Strong_20_Emphasis">$160,000</text:span>.</text:p>
        </text:list-item>
        <text:list-item>
          <text:p text:style-name="P4"><text:span text:style-name="Strong_20_Emphasis">Percentage of Total Income Tax Paid:</text:span> The middle 40% of earners pay around <text:span text:style-name="Strong_20_Emphasis">20%</text:span> to <text:span text:style-name="Strong_20_Emphasis">25%</text:span> of total federal income taxes.</text:p>
        </text:list-item>
        <text:list-item>
          <text:p text:style-name="P4"><text:span text:style-name="Strong_20_Emphasis">Effective Tax Rate:</text:span> These individuals typically face a <text:span text:style-name="Strong_20_Emphasis">15% to 20%</text:span> effective tax rate.</text:p>
        </text:list-item>
      </text:list>
      <text:h text:style-name="Heading_20_3" text:outline-level="3">5. <text:span text:style-name="Strong_20_Emphasis">Bottom 50% of Earners</text:span></text:h>
      <text:list text:style-name="L5">
        <text:list-item>
          <text:p text:style-name="P5"><text:span text:style-name="Strong_20_Emphasis">Income Range:</text:span> People earning under <text:span text:style-name="Strong_20_Emphasis">$45,000</text:span> annually.</text:p>
        </text:list-item>
        <text:list-item>
          <text:p text:style-name="P5"><text:span text:style-name="Strong_20_Emphasis">Percentage of Total Income Tax Paid:</text:span> This group contributes <text:span text:style-name="Strong_20_Emphasis">around 5%</text:span> to <text:span text:style-name="Strong_20_Emphasis">10%</text:span> of federal income taxes. Although they may pay payroll taxes (Social Security and Medicare), their federal income tax burden is significantly lower, and some may even receive refunds through credits like the Earned Income Tax Credit (EITC).</text:p>
        </text:list-item>
        <text:list-item>
          <text:p text:style-name="P5"><text:soft-page-break/><text:span text:style-name="Strong_20_Emphasis">Effective Tax Rate:</text:span> For this group, the effective tax rate is generally <text:span text:style-name="Strong_20_Emphasis">10% or lower</text:span> or even <text:span text:style-name="Strong_20_Emphasis">negative</text:span> due to credits and deductions that offset their tax liability.</text:p>
        </text:list-item>
      </text:list>
      <text:h text:style-name="Heading_20_3" text:outline-level="3">Summary of Tax Contribution by Income Group:</text:h>
      <text:list text:style-name="L6">
        <text:list-item>
          <text:p text:style-name="P6"><text:span text:style-name="Strong_20_Emphasis">Top 1%</text:span>: ~40-45% of federal taxes.</text:p>
        </text:list-item>
        <text:list-item>
          <text:p text:style-name="P6"><text:span text:style-name="Strong_20_Emphasis">Top 5%</text:span>: ~55% of federal taxes.</text:p>
        </text:list-item>
        <text:list-item>
          <text:p text:style-name="P6"><text:span text:style-name="Strong_20_Emphasis">Top 10%</text:span>: ~70-75% of federal taxes.</text:p>
        </text:list-item>
        <text:list-item>
          <text:p text:style-name="P6"><text:span text:style-name="Strong_20_Emphasis">Middle 40%</text:span>: ~20-25% of federal taxes.</text:p>
        </text:list-item>
        <text:list-item>
          <text:p text:style-name="P6"><text:span text:style-name="Strong_20_Emphasis">Bottom 50%</text:span>: ~5-10% of federal taxes.</text:p>
        </text:list-item>
      </text:list>
      <text:p text:style-name="Text_20_body">These figures reflect federal income tax contributions and do not account for state or local taxes, which can vary widely by region. Additionally, payroll taxes (Social Security and Medicare) are somewhat regressive, meaning they take a higher percentage of income from lower earners, but these aren't included in the breakdown abov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2T19:03:05.215179609</meta:creation-date>
    <dc:title>Half inch margin</dc:title>
    <meta:editing-duration>PT28S</meta:editing-duration>
    <meta:editing-cycles>2</meta:editing-cycles>
    <meta:generator>LibreOffice/25.2.7.2$Linux_X86_64 LibreOffice_project/520$Build-2</meta:generator>
    <dc:date>2025-12-02T19:03:33.415340474</dc:date>
    <meta:document-statistic meta:table-count="0" meta:image-count="0" meta:object-count="0" meta:page-count="2" meta:paragraph-count="28" meta:word-count="488" meta:character-count="2872" meta:non-whitespace-character-count="2432"/>
    <meta:template xlink:type="simple" xlink:actuate="onRequest" xlink:title="Half inch margin" xlink:href="../../../.config/libreoffice/4/user/template/Half%20inch%20margin.ott" meta:date="2025-12-02T19:03:04.719112349"/>
  </office:meta>
</office:document-meta>
</file>